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date" office:date-value="2018-04-18" calcext:value-type="date">
            <text:p>04/18/18</text:p>
          </table:table-cell>
          <table:table-cell office:value-type="string" calcext:value-type="string">
            <text:p>https://codingbootcamp.hosted.panopto.com/Panopto/Pages/Viewer.aspx?id=8b3695f4-7d75-4401-9a40-a8c401837952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003c0f4a-1066-4ca8-86af-a8c5001ebd88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9883c3e1-78e1-4f38-9b64-a8c6018080c4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d22affdd-c0e2-4997-b8e0-a8c60183e834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eeb152a0-cf86-40a8-b347-a8c700164689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bd7f2d17-4436-4808-9f17-a8c70021a788</text:p>
          </table:table-cell>
        </table:table-row>
        <table:table-row table:style-name="ro1">
          <table:table-cell table:style-name="ce1" office:value-type="date" office:date-value="2018-04-21" calcext:value-type="date">
            <text:p>04/21/18</text:p>
          </table:table-cell>
          <table:table-cell office:value-type="string" calcext:value-type="string">
            <text:p>https://codingbootcamp.hosted.panopto.com/Panopto/Pages/Viewer.aspx?id=75cd3e05-9ea8-43c7-8e2d-a8c900f8851c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d314e5e3-22e1-4c6c-b5cf-a8c90126b546</text:p>
          </table:table-cell>
        </table:table-row>
        <table:table-row table:style-name="ro1">
          <table:table-cell table:style-name="ce1" office:value-type="date" office:date-value="2018-04-23" calcext:value-type="date">
            <text:p>04/23/18</text:p>
          </table:table-cell>
          <table:table-cell office:value-type="string" calcext:value-type="string">
            <text:p>https://codingbootcamp.hosted.panopto.com/Panopto/Pages/Viewer.aspx?id=9644209c-9037-4041-ab01-a8cb0183ee5a</text:p>
          </table:table-cell>
        </table:table-row>
        <table:table-row table:style-name="ro1">
          <table:table-cell table:style-name="ce1" office:value-type="date" office:date-value="2018-04-25" calcext:value-type="date">
            <text:p>04/25/18</text:p>
          </table:table-cell>
          <table:table-cell office:value-type="string" calcext:value-type="string">
            <text:p>https://codingbootcamp.hosted.panopto.com/Panopto/Pages/Viewer.aspx?id=c6691792-8f45-47aa-8358-a8cd01836316</text:p>
          </table:table-cell>
        </table:table-row>
        <table:table-row table:style-name="ro1">
          <table:table-cell table:style-name="ce1" office:value-type="date" office:date-value="2018-04-28" calcext:value-type="date">
            <text:p>04/28/18</text:p>
          </table:table-cell>
          <table:table-cell office:value-type="string" calcext:value-type="string">
            <text:p>https://codingbootcamp.hosted.panopto.com/Panopto/Pages/Viewer.aspx?id=c0958a14-84e8-4eb1-9f06-a8d000f8d865</text:p>
          </table:table-cell>
        </table:table-row>
        <table:table-row table:style-name="ro1">
          <table:table-cell table:style-name="ce1" office:value-type="date" office:date-value="2018-05-05" calcext:value-type="date">
            <text:p>05/05/18</text:p>
          </table:table-cell>
          <table:table-cell office:value-type="string" calcext:value-type="string">
            <text:p>https://codingbootcamp.hosted.panopto.com/Panopto/Pages/Viewer.aspx?id=4fe8a99c-a949-44b2-bcf7-a8d700f90280</text:p>
          </table:table-cell>
        </table:table-row>
        <table:table-row table:style-name="ro1">
          <table:table-cell table:style-name="ce1" office:value-type="date" office:date-value="2018-05-07" calcext:value-type="date">
            <text:p>05/07/18</text:p>
          </table:table-cell>
          <table:table-cell office:value-type="string" calcext:value-type="string">
            <text:p>https://codingbootcamp.hosted.panopto.com/Panopto/Pages/Viewer.aspx?id=9bc65d88-1d4a-4eaf-90c0-a8d9018510fe</text:p>
          </table:table-cell>
        </table:table-row>
        <table:table-row table:style-name="ro1">
          <table:table-cell table:style-name="ce1" office:value-type="date" office:date-value="2018-05-07" calcext:value-type="date">
            <text:p>05/07/18</text:p>
          </table:table-cell>
          <table:table-cell office:value-type="string" calcext:value-type="string">
            <text:p>https://codingbootcamp.hosted.panopto.com/Panopto/Pages/Viewer.aspx?id=ff2d8800-bb54-438d-9de2-a8da000eb971</text:p>
          </table:table-cell>
        </table:table-row>
        <table:table-row table:style-name="ro1">
          <table:table-cell table:style-name="ce1" office:value-type="date" office:date-value="2018-05-09" calcext:value-type="date">
            <text:p>05/09/18</text:p>
          </table:table-cell>
          <table:table-cell office:value-type="string" calcext:value-type="string">
            <text:p>https://codingbootcamp.hosted.panopto.com/Panopto/Pages/Viewer.aspx?id=256ac4f9-8008-4f7b-90bd-a8db01837d41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9e3a18ee-dc77-4d0e-8c66-a8dc00197331</text:p>
          </table:table-cell>
        </table:table-row>
        <table:table-row table:style-name="ro1">
          <table:table-cell table:style-name="ce1" office:value-type="date" office:date-value="2018-05-12" calcext:value-type="date">
            <text:p>05/12/18</text:p>
          </table:table-cell>
          <table:table-cell office:value-type="string" calcext:value-type="string">
            <text:p>https://codingbootcamp.hosted.panopto.com/Panopto/Pages/Viewer.aspx?id=73aafd1d-39d6-432d-ab3c-a8de00f82f2b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9b7c02a7-dd82-4ec4-b722-a8de01242891</text:p>
          </table:table-cell>
        </table:table-row>
        <table:table-row table:style-name="ro1">
          <table:table-cell table:style-name="ce1" office:value-type="date" office:date-value="2018-05-14" calcext:value-type="date">
            <text:p>05/14/18</text:p>
          </table:table-cell>
          <table:table-cell office:value-type="string" calcext:value-type="string">
            <text:p>https://codingbootcamp.hosted.panopto.com/Panopto/Pages/Viewer.aspx?id=575338fc-06b6-4f9d-a037-a8e0018354d9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0b77251e-d6b5-4bb2-a761-a8e1001609a7</text:p>
          </table:table-cell>
        </table:table-row>
        <table:table-row table:style-name="ro1">
          <table:table-cell table:style-name="ce1" office:value-type="date" office:date-value="2018-05-16" calcext:value-type="date">
            <text:p>05/16/18</text:p>
          </table:table-cell>
          <table:table-cell office:value-type="string" calcext:value-type="string">
            <text:p>https://codingbootcamp.hosted.panopto.com/Panopto/Pages/Viewer.aspx?id=375e6db7-2953-4ec7-868d-a8e20183fd19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8ef99f74-eebe-47b1-b61f-a8e30018ef2a</text:p>
          </table:table-cell>
        </table:table-row>
        <table:table-row table:style-name="ro1">
          <table:table-cell table:style-name="ce1" office:value-type="date" office:date-value="2018-05-19" calcext:value-type="date">
            <text:p>05/19/18</text:p>
          </table:table-cell>
          <table:table-cell office:value-type="string" calcext:value-type="string">
            <text:p>https://codingbootcamp.hosted.panopto.com/Panopto/Pages/Viewer.aspx?id=80387915-fa27-482b-b696-a8e500f9386e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caac3cde-92a3-484f-a984-a8e50126c5ef</text:p>
          </table:table-cell>
        </table:table-row>
        <table:table-row table:style-name="ro1">
          <table:table-cell table:style-name="ce1" office:value-type="date" office:date-value="2018-05-21" calcext:value-type="date">
            <text:p>05/21/18</text:p>
          </table:table-cell>
          <table:table-cell office:value-type="string" calcext:value-type="string">
            <text:p>https://codingbootcamp.hosted.panopto.com/Panopto/Pages/Viewer.aspx?id=6b0d7af5-4224-40de-880a-a8e70183c101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1ec6ca8f-733f-4fe7-8395-a8e8001a6d51</text:p>
          </table:table-cell>
        </table:table-row>
        <table:table-row table:style-name="ro1">
          <table:table-cell table:style-name="ce1" office:value-type="date" office:date-value="2018-05-23" calcext:value-type="date">
            <text:p>05/23/18</text:p>
          </table:table-cell>
          <table:table-cell office:value-type="string" calcext:value-type="string">
            <text:p>https://codingbootcamp.hosted.panopto.com/Panopto/Pages/Viewer.aspx?id=bd961358-3e76-4530-a5fa-a8e90183743c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7133ebaa-ce8f-4393-b4b6-a8ea001309fb</text:p>
          </table:table-cell>
        </table:table-row>
        <table:table-row table:style-name="ro1">
          <table:table-cell table:style-name="ce1" office:value-type="date" office:date-value="2018-05-30" calcext:value-type="date">
            <text:p>05/30/18</text:p>
          </table:table-cell>
          <table:table-cell office:value-type="string" calcext:value-type="string">
            <text:p>https://codingbootcamp.hosted.panopto.com/Panopto/Pages/Viewer.aspx?id=75521639-09d1-4e8f-a1d0-a8f00182dc75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39391cd3-e9d5-46aa-9928-a8f10015efca</text:p>
          </table:table-cell>
        </table:table-row>
        <table:table-row table:style-name="ro1">
          <table:table-cell table:style-name="ce1" office:value-type="date" office:date-value="2018-06-02" calcext:value-type="date">
            <text:p>06/02/18</text:p>
          </table:table-cell>
          <table:table-cell office:value-type="string" calcext:value-type="string">
            <text:p>https://codingbootcamp.hosted.panopto.com/Panopto/Pages/Viewer.aspx?id=4a1d5eb9-76cd-4b4b-ae8d-a8f300f7e68f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aaafb957-c6d6-42de-88c9-a8f3011deb3c</text:p>
          </table:table-cell>
        </table:table-row>
        <table:table-row table:style-name="ro1">
          <table:table-cell table:style-name="ce1" office:value-type="date" office:date-value="2018-06-04" calcext:value-type="date">
            <text:p>06/04/18</text:p>
          </table:table-cell>
          <table:table-cell office:value-type="string" calcext:value-type="string">
            <text:p>https://codingbootcamp.hosted.panopto.com/Panopto/Pages/Viewer.aspx?id=24d40579-db6f-4688-9927-a8f5018375d9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10ad959e-9583-4f99-9814-a8f6001c21ee</text:p>
          </table:table-cell>
        </table:table-row>
        <table:table-row table:style-name="ro1">
          <table:table-cell table:style-name="ce1" office:value-type="date" office:date-value="2018-06-06" calcext:value-type="date">
            <text:p>06/06/18</text:p>
          </table:table-cell>
          <table:table-cell office:value-type="string" calcext:value-type="string">
            <text:p>https://codingbootcamp.hosted.panopto.com/Panopto/Pages/Viewer.aspx?id=a7072ded-fe2b-4f1c-865a-a8f701847699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8a8f8add-6662-4752-9be8-a8f800160882</text:p>
          </table:table-cell>
        </table:table-row>
        <table:table-row table:style-name="ro1">
          <table:table-cell table:style-name="ce1" office:value-type="date" office:date-value="2018-06-09" calcext:value-type="date">
            <text:p>06/09/18</text:p>
          </table:table-cell>
          <table:table-cell office:value-type="string" calcext:value-type="string">
            <text:p>https://codingbootcamp.hosted.panopto.com/Panopto/Pages/Viewer.aspx?id=9659a7b3-81d7-412d-b350-a8fa00f6cf1e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73fa7cd7-8d99-423e-b573-a8fa0127b2be</text:p>
          </table:table-cell>
        </table:table-row>
        <table:table-row table:style-name="ro1">
          <table:table-cell table:style-name="ce1" office:value-type="date" office:date-value="2018-06-11" calcext:value-type="date">
            <text:p>06/11/18</text:p>
          </table:table-cell>
          <table:table-cell office:value-type="string" calcext:value-type="string">
            <text:p>https://codingbootcamp.hosted.panopto.com/Panopto/Pages/Viewer.aspx?id=96ac3d83-8dfd-4d64-94cf-a8fc0183a39b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afa84ae2-7e5d-40c1-8f5a-a8fd001bbc0d</text:p>
          </table:table-cell>
        </table:table-row>
        <table:table-row table:style-name="ro1">
          <table:table-cell table:style-name="ce1" office:value-type="date" office:date-value="2018-06-13" calcext:value-type="date">
            <text:p>06/13/18</text:p>
          </table:table-cell>
          <table:table-cell office:value-type="string" calcext:value-type="string">
            <text:p>https://codingbootcamp.hosted.panopto.com/Panopto/Pages/Viewer.aspx?id=77dc3450-10d1-43e5-bd63-a8fe018318e7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7f83756e-5652-495f-a8e3-a8ff0016f9fa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9dfe7719-f3a7-43b3-b28f-a8ff00234cef</text:p>
          </table:table-cell>
        </table:table-row>
        <table:table-row table:style-name="ro1">
          <table:table-cell table:style-name="ce1" office:value-type="date" office:date-value="2018-06-16" calcext:value-type="date">
            <text:p>06/16/18</text:p>
          </table:table-cell>
          <table:table-cell office:value-type="string" calcext:value-type="string">
            <text:p>https://codingbootcamp.hosted.panopto.com/Panopto/Pages/Viewer.aspx?id=42c2225f-0886-4466-bd58-a90100f87d85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b12028ed-9f29-42d0-9a22-a901011f683f</text:p>
          </table:table-cell>
        </table:table-row>
        <table:table-row table:style-name="ro1">
          <table:table-cell table:style-name="ce1" office:value-type="date" office:date-value="2018-06-18" calcext:value-type="date">
            <text:p>06/18/18</text:p>
          </table:table-cell>
          <table:table-cell office:value-type="string" calcext:value-type="string">
            <text:p>https://codingbootcamp.hosted.panopto.com/Panopto/Pages/Viewer.aspx?id=856e9df3-ec59-4b6f-852c-a9030183455f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999422a7-1b78-4547-a31f-a90400172296</text:p>
          </table:table-cell>
        </table:table-row>
        <table:table-row table:style-name="ro1">
          <table:table-cell table:style-name="ce1" office:value-type="date" office:date-value="2018-06-20" calcext:value-type="date">
            <text:p>06/20/18</text:p>
          </table:table-cell>
          <table:table-cell office:value-type="string" calcext:value-type="string">
            <text:p>https://codingbootcamp.hosted.panopto.com/Panopto/Pages/Viewer.aspx?id=d94b92ee-034e-436a-a11f-a9050185616d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8f056757-0cd3-4484-83b8-a90600186f48</text:p>
          </table:table-cell>
        </table:table-row>
        <table:table-row table:style-name="ro1">
          <table:table-cell table:style-name="ce1" office:value-type="date" office:date-value="2018-06-23" calcext:value-type="date">
            <text:p>06/23/18</text:p>
          </table:table-cell>
          <table:table-cell office:value-type="string" calcext:value-type="string">
            <text:p>https://codingbootcamp.hosted.panopto.com/Panopto/Pages/Viewer.aspx?id=c69cda9d-48a7-49d9-99c9-a90800f7e56e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3ae77a0f-f8f4-455f-bf85-a908010e9be7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04aa3743-c22b-442a-b40e-a90801257d69</text:p>
          </table:table-cell>
        </table:table-row>
        <table:table-row table:style-name="ro1">
          <table:table-cell table:style-name="ce1" office:value-type="date" office:date-value="2018-06-25" calcext:value-type="date">
            <text:p>06/25/18</text:p>
          </table:table-cell>
          <table:table-cell office:value-type="string" calcext:value-type="string">
            <text:p>https://codingbootcamp.hosted.panopto.com/Panopto/Pages/Viewer.aspx?id=10ca8757-40b5-4277-a24f-a90a01838f65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0138b149-d5f1-43c0-aac0-a90b001a7381</text:p>
          </table:table-cell>
        </table:table-row>
        <table:table-row table:style-name="ro1">
          <table:table-cell table:style-name="ce1" office:value-type="date" office:date-value="2018-06-27" calcext:value-type="date">
            <text:p>06/27/18</text:p>
          </table:table-cell>
          <table:table-cell office:value-type="string" calcext:value-type="string">
            <text:p>https://codingbootcamp.hosted.panopto.com/Panopto/Pages/Viewer.aspx?id=fe00f05e-0dfb-43de-a938-a90c0183a58f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cf9083a8-73e9-4801-a851-a90d001a5813</text:p>
          </table:table-cell>
        </table:table-row>
        <table:table-row table:style-name="ro1">
          <table:table-cell table:style-name="ce1" office:value-type="date" office:date-value="2018-06-30" calcext:value-type="date">
            <text:p>06/30/18</text:p>
          </table:table-cell>
          <table:table-cell office:value-type="string" calcext:value-type="string">
            <text:p>https://codingbootcamp.hosted.panopto.com/Panopto/Pages/Viewer.aspx?id=cfe2a982-5c0c-4b82-9c0a-a90f00f8621b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abc29d8e-efbb-481b-a289-a90f0121884a</text:p>
          </table:table-cell>
        </table:table-row>
        <table:table-row table:style-name="ro1">
          <table:table-cell table:style-name="ce1" office:value-type="date" office:date-value="2018-07-02" calcext:value-type="date">
            <text:p>07/02/18</text:p>
          </table:table-cell>
          <table:table-cell office:value-type="string" calcext:value-type="string">
            <text:p>https://codingbootcamp.hosted.panopto.com/Panopto/Pages/Viewer.aspx?id=6d467e67-eda7-4f06-a599-a9110183fabd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5cdb156d-40f8-4695-aa00-a91200109f36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a30d0c8e-faba-48a2-aa6c-a912001e9cd0</text:p>
          </table:table-cell>
        </table:table-row>
        <table:table-row table:style-name="ro1">
          <table:table-cell table:style-name="ce1" office:value-type="date" office:date-value="2018-07-07" calcext:value-type="date">
            <text:p>07/07/18</text:p>
          </table:table-cell>
          <table:table-cell office:value-type="string" calcext:value-type="string">
            <text:p>https://codingbootcamp.hosted.panopto.com/Panopto/Pages/Viewer.aspx?id=8b5dd8d4-7ba4-4a5d-81d7-a91600f91229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704913a8-824e-4e71-bfbf-a9160125bfc8</text:p>
          </table:table-cell>
        </table:table-row>
        <table:table-row table:style-name="ro1">
          <table:table-cell table:style-name="ce1" office:value-type="date" office:date-value="2018-07-09" calcext:value-type="date">
            <text:p>07/09/18</text:p>
          </table:table-cell>
          <table:table-cell office:value-type="string" calcext:value-type="string">
            <text:p>https://codingbootcamp.hosted.panopto.com/Panopto/Pages/Viewer.aspx?id=31a5921f-79f1-4c7f-a191-a9180183d48f</text:p>
          </table:table-cell>
        </table:table-row>
        <table:table-row table:style-name="ro1">
          <table:table-cell table:style-name="ce1" office:value-type="date" office:date-value="2018-07-11" calcext:value-type="date">
            <text:p>07/11/18</text:p>
          </table:table-cell>
          <table:table-cell office:value-type="string" calcext:value-type="string">
            <text:p>https://codingbootcamp.hosted.panopto.com/Panopto/Pages/Viewer.aspx?id=bcfd3fd3-0704-4eb8-bc41-a91a01839bff</text:p>
          </table:table-cell>
        </table:table-row>
        <table:table-row table:style-name="ro1">
          <table:table-cell table:style-name="ce1" office:value-type="date" office:date-value="2018-07-23" calcext:value-type="date">
            <text:p>07/23/18</text:p>
          </table:table-cell>
          <table:table-cell office:value-type="string" calcext:value-type="string">
            <text:p>https://codingbootcamp.hosted.panopto.com/Panopto/Pages/Viewer.aspx?id=bc0bf804-9307-4bd5-ab2c-a9260183e3f9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c790d4e3-515f-4a41-a852-a927001c90cf</text:p>
          </table:table-cell>
        </table:table-row>
        <table:table-row table:style-name="ro1">
          <table:table-cell table:style-name="ce1" office:value-type="date" office:date-value="2018-07-25" calcext:value-type="date">
            <text:p>07/25/18</text:p>
          </table:table-cell>
          <table:table-cell office:value-type="string" calcext:value-type="string">
            <text:p>https://codingbootcamp.hosted.panopto.com/Panopto/Pages/Viewer.aspx?id=1026ce36-9d17-4fe8-850a-a92801842b0d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d7eb2fdf-ed00-42b4-a428-a92801853200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ec294f74-912b-475e-9e1d-a9280185ec40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5ba9fdc7-47e5-438f-a238-a929001f86b5</text:p>
          </table:table-cell>
        </table:table-row>
        <table:table-row table:style-name="ro1">
          <table:table-cell table:style-name="ce1" office:value-type="date" office:date-value="2018-07-28" calcext:value-type="date">
            <text:p>07/28/18</text:p>
          </table:table-cell>
          <table:table-cell office:value-type="string" calcext:value-type="string">
            <text:p>https://codingbootcamp.hosted.panopto.com/Panopto/Pages/Viewer.aspx?id=3643d7c3-606b-4616-a70b-a92b00f8c360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b2196a23-1c3a-435a-b058-a92b012a1df5</text:p>
          </table:table-cell>
        </table:table-row>
        <table:table-row table:style-name="ro1">
          <table:table-cell table:style-name="ce1" office:value-type="date" office:date-value="2018-07-30" calcext:value-type="date">
            <text:p>07/30/18</text:p>
          </table:table-cell>
          <table:table-cell office:value-type="string" calcext:value-type="string">
            <text:p>https://codingbootcamp.hosted.panopto.com/Panopto/Pages/Viewer.aspx?id=a2935712-e224-4cc3-86ca-a92d0183d55d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a7ef7e88-0ae8-4d09-a7ee-a92e001800e2</text:p>
          </table:table-cell>
        </table:table-row>
        <table:table-row table:style-name="ro1">
          <table:table-cell table:style-name="ce1" office:value-type="date" office:date-value="2018-08-01" calcext:value-type="date">
            <text:p>08/01/18</text:p>
          </table:table-cell>
          <table:table-cell office:value-type="string" calcext:value-type="string">
            <text:p>https://codingbootcamp.hosted.panopto.com/Panopto/Pages/Viewer.aspx?id=9c8411ea-0de3-431c-a7f4-a92f0183cafb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e51800cd-aeca-4034-8be6-a930001dc157</text:p>
          </table:table-cell>
        </table:table-row>
        <table:table-row table:style-name="ro1">
          <table:table-cell table:style-name="ce1" office:value-type="date" office:date-value="2018-08-04" calcext:value-type="date">
            <text:p>08/04/18</text:p>
          </table:table-cell>
          <table:table-cell office:value-type="string" calcext:value-type="string">
            <text:p>https://codingbootcamp.hosted.panopto.com/Panopto/Pages/Viewer.aspx?id=a5c28026-7084-48df-bfe7-a93200f86e37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6c36744e-657d-4573-9894-a932012a1514</text:p>
          </table:table-cell>
        </table:table-row>
        <table:table-row table:style-name="ro1">
          <table:table-cell table:style-name="ce1" office:value-type="date" office:date-value="2018-08-06" calcext:value-type="date">
            <text:p>08/06/18</text:p>
          </table:table-cell>
          <table:table-cell office:value-type="string" calcext:value-type="string">
            <text:p>https://codingbootcamp.hosted.panopto.com/Panopto/Pages/Viewer.aspx?id=adedc0c8-9dcb-421f-b225-a934018521e3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35fa9b0e-a3fd-4c46-84a4-a935001310cf</text:p>
          </table:table-cell>
        </table:table-row>
        <table:table-row table:style-name="ro1">
          <table:table-cell table:style-name="ce1" office:value-type="date" office:date-value="2018-08-08" calcext:value-type="date">
            <text:p>08/08/18</text:p>
          </table:table-cell>
          <table:table-cell office:value-type="string" calcext:value-type="string">
            <text:p>https://codingbootcamp.hosted.panopto.com/Panopto/Pages/Viewer.aspx?id=b3256be4-ee34-499f-b766-a9360183fe23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597b202a-2b14-4de6-a293-a937001534b3</text:p>
          </table:table-cell>
        </table:table-row>
        <table:table-row table:style-name="ro1">
          <table:table-cell table:style-name="ce1" office:value-type="date" office:date-value="2018-08-11" calcext:value-type="date">
            <text:p>08/11/18</text:p>
          </table:table-cell>
          <table:table-cell office:value-type="string" calcext:value-type="string">
            <text:p>https://codingbootcamp.hosted.panopto.com/Panopto/Pages/Viewer.aspx?id=b8d06391-75fe-45d6-b9e5-a93900f821f0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aee9fb48-4434-4057-9e5b-a93901290772</text:p>
          </table:table-cell>
        </table:table-row>
        <table:table-row table:style-name="ro1">
          <table:table-cell/>
          <table:table-cell office:value-type="string" calcext:value-type="string">
            <text:p>https://codingbootcamp.hosted.panopto.com/Panopto/Pages/Viewer.aspx?id=0e5a49e0-f650-4c8f-83b4-a939012b54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08:57:31.376110059</meta:creation-date>
    <dc:date>2018-08-12T09:12:49.158318753</dc:date>
    <meta:editing-duration>PT3M57S</meta:editing-duration>
    <meta:editing-cycles>1</meta:editing-cycles>
    <meta:generator>LibreOffice/6.0.3.2$Linux_X86_64 LibreOffice_project/00m0$Build-2</meta:generator>
    <meta:document-statistic meta:table-count="1" meta:cell-count="128" meta:object-count="0"/>
  </office:meta>
</office:document-meta>
</file>